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7eca" officeooo:paragraph-rsid="00027eca"/>
    </style:style>
    <style:style style:name="P2" style:family="paragraph" style:parent-style-name="Standard">
      <style:paragraph-properties fo:text-align="center" style:justify-single-word="false"/>
      <style:text-properties officeooo:rsid="00027eca" officeooo:paragraph-rsid="00027eca"/>
    </style:style>
    <style:style style:name="P3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nux Kernel </text:p>
      <text:p text:style-name="P1"/>
      <text:p text:style-name="P1"/>
      <text:p text:style-name="P1"/>
      <text:p text:style-name="P1"><text:span text:style-name="Strong_20_Emphasis">vmlinux</text:span><text:line-break/>This is the Linux kernel in an statically linked executable file format. Generally, you don't have to worry about this file, it's just a intermediate step in the boot procedure.<text:line-break/>The raw vmlinux file may have usage for debugging purposes.<text:line-break/><text:span text:style-name="Strong_20_Emphasis">vmlinux.bin</text:span><text:line-break/>The same as vmlinux, but in a binary file format.<text:line-break/><text:span text:style-name="Strong_20_Emphasis">vmlinuz</text:span><text:line-break/>The vmlinux file usually gets compressed with <text:span text:style-name="Source_20_Text">zlib</text:span>. Since 2.6.30 <text:span text:style-name="Source_20_Text">LZMA</text:span> and <text:span text:style-name="Source_20_Text">bzip2</text:span> are also available. By adding further boot and decompression functionalities to vmlinuz, the image can be used to boot a system with the vmlinux kernel.<text:line-break/>The compression of vmlinux can occur with zImage or bzImage. The function <text:span text:style-name="Source_20_Text">decompress_kernel()</text:span> handles the decompression of vmlinuz at bootup, a message indicates this:</text:p>
      <text:p text:style-name="Preformatted_20_Text"><text:span text:style-name="Source_20_Text">Decompressing Linux... done</text:span></text:p>
      <text:p text:style-name="P3"><text:span text:style-name="Source_20_Text">Booting the kernel.</text:span></text:p>
      <text:p text:style-name="Text_20_body"><text:span text:style-name="Strong_20_Emphasis">zImage</text:span> (<text:span text:style-name="Source_20_Text">make zImage</text:span>)<text:line-break/>This is the old format for small kernels (compressed, below 512KB). At boot, this image gets loaded low in memory (the first 640KB of the RAM).<text:line-break/><text:span text:style-name="Strong_20_Emphasis">bzImage</text:span> (<text:span text:style-name="Source_20_Text">make bzImage</text:span>)<text:line-break/>The big zImage (this has nothing to do with <text:span text:style-name="Source_20_Text">bzip2</text:span>), was created while the kernel grew and handles bigger images (compressed, over 512KB). The image gets loaded high in memory (over 1MB of the RAM).<text:line-break/>As today's kernels are way over 512KB, this is mostly the preferred way.<text:line-break/></text:p>
      <text:p text:style-name="Preformatted_20_Text"><text:span text:style-name="Source_20_Text">ls -lh /boot/vmlinuz-$(uname -r)</text:span></text:p>
      <text:p text:style-name="Preformatted_20_Text"><text:span text:style-name="Source_20_Text">-rw-r--r-- 1 root root 4.1M 2010-11-24 12:21 /boot/vmlinuz-2.6.35-23-generic</text:span></text:p>
      <text:p text:style-name="Preformatted_20_Text"/>
      <text:p text:style-name="Preformatted_20_Text"><text:span text:style-name="Source_20_Text">file /boot/vmlinuz-$(uname -r)</text:span></text:p>
      <text:p text:style-name="P3"><text:span text:style-name="Source_20_Text">/boot/vmlinuz-2.6.35-23-generic: Linux kernel x86 boot executable bzImage, version 2.6.35-23-generic (buildd@rosea, RO-rootFS,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1:05:23.803400085</meta:creation-date>
    <dc:date>2018-03-06T11:05:59.201270082</dc:date>
    <meta:editing-duration>P0D</meta:editing-duration>
    <meta:editing-cycles>1</meta:editing-cycles>
    <meta:document-statistic meta:table-count="0" meta:image-count="0" meta:object-count="0" meta:page-count="1" meta:paragraph-count="9" meta:word-count="230" meta:character-count="1498" meta:non-whitespace-character-count="1276"/>
    <meta:generator>LibreOffice/4.2.8.2$Linux_X86_64 LibreOffice_project/420m0$Build-2</meta:generator>
  </office:meta>
</office:document-meta>
</file>